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5217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083in"/>
    </style:style>
    <style:style style:name="ro1" style:family="table-row">
      <style:table-row-properties style:row-height="0.44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 fo:border="none"/>
      <style:text-properties style:font-name="cmr1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cmr1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cmr1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mr10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cmr10"/>
    </style:style>
    <style:style style:name="ce6" style:family="table-cell" style:parent-style-name="Default">
      <style:table-cell-properties fo:background-color="transparent" fo:wrap-option="wrap" fo:border="none"/>
      <style:text-properties style:font-name="cmr10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.139in"/>
      <style:text-properties style:font-name="cmr10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start" fo:margin-left="0.139in"/>
      <style:text-properties style:font-name="cmr1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default-cell-style-name="ce7"/>
        <table:table-column table:style-name="co8" table:default-cell-style-name="ce5"/>
        <table:table-column table:style-name="co7" table:default-cell-style-name="ce7"/>
        <table:table-column table:style-name="co7" table:default-cell-style-name="ce5"/>
        <table:table-column table:style-name="co7" table:default-cell-style-name="ce8"/>
        <table:table-row table:style-name="ro1">
          <table:table-cell table:style-name="ce1"/>
          <table:table-cell table:style-name="ce4" office:value-type="string" calcext:value-type="string">
            <text:p>Cluster 0 – Presupuesto</text:p>
          </table:table-cell>
          <table:table-cell table:style-name="ce6"/>
          <table:table-cell table:style-name="ce4" office:value-type="string" calcext:value-type="string">
            <text:p>Cluster 1 – Creación de Leyes</text:p>
          </table:table-cell>
          <table:table-cell table:style-name="ce6"/>
          <table:table-cell table:style-name="ce4" office:value-type="string" calcext:value-type="string">
            <text:p>Cluster 2 – Miscelaneo</text:p>
          </table:table-cell>
          <table:table-cell table:style-name="ce6"/>
          <table:table-cell table:style-name="ce4" office:value-type="string" calcext:value-type="string">
            <text:p>Cluster 3 – Electoral</text:p>
          </table:table-cell>
          <table:table-cell table:style-name="ce6"/>
          <table:table-cell table:style-name="ce4" office:value-type="string" calcext:value-type="string" table:number-columns-spanned="2" table:number-rows-spanned="1">
            <text:p>Cluster 4 <text:s/>– Intervenciones Diputados </text:p>
          </table:table-cell>
          <table:covered-table-cell table:style-name="ce6"/>
        </table:table-row>
        <table:table-row table:style-name="ro2"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tículo</text:p>
          </table:table-cell>
          <table:table-cell office:value-type="float" office:value="0.38714157198" calcext:value-type="float">
            <text:p>0.39</text:p>
          </table:table-cell>
          <table:table-cell office:value-type="string" calcext:value-type="string">
            <text:p>comisión</text:p>
          </table:table-cell>
          <table:table-cell office:value-type="float" office:value="0.167393625829" calcext:value-type="float">
            <text:p>0.17</text:p>
          </table:table-cell>
          <table:table-cell office:value-type="string" calcext:value-type="string">
            <text:p>electoral</text:p>
          </table:table-cell>
          <table:table-cell office:value-type="float" office:value="0.275067319631" calcext:value-type="float">
            <text:p>0.28</text:p>
          </table:table-cell>
          <table:table-cell office:value-type="string" calcext:value-type="string">
            <text:p>electoral</text:p>
          </table:table-cell>
          <table:table-cell office:value-type="float" office:value="0.334250719777" calcext:value-type="float">
            <text:p>0.33</text:p>
          </table:table-cell>
          <table:table-cell office:value-type="string" calcext:value-type="string">
            <text:p>comisión</text:p>
          </table:table-cell>
          <table:table-cell office:value-type="float" office:value="0.168255896787" calcext:value-type="float">
            <text:p>0.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y</text:p>
          </table:table-cell>
          <table:table-cell office:value-type="float" office:value="0.13621647903" calcext:value-type="float">
            <text:p>0.14</text:p>
          </table:table-cell>
          <table:table-cell office:value-type="string" calcext:value-type="string">
            <text:p>ejecutivo</text:p>
          </table:table-cell>
          <table:table-cell office:value-type="float" office:value="0.118747855373" calcext:value-type="float">
            <text:p>0.12</text:p>
          </table:table-cell>
          <table:table-cell office:value-type="string" calcext:value-type="string">
            <text:p>distrito</text:p>
          </table:table-cell>
          <table:table-cell office:value-type="float" office:value="0.146144400557" calcext:value-type="float">
            <text:p>0.15</text:p>
          </table:table-cell>
          <table:table-cell office:value-type="string" calcext:value-type="string">
            <text:p>diputados</text:p>
          </table:table-cell>
          <table:table-cell office:value-type="float" office:value="0.201234118504" calcext:value-type="float">
            <text:p>0.20</text:p>
          </table:table-cell>
          <table:table-cell office:value-type="string" calcext:value-type="string">
            <text:p>horas</text:p>
          </table:table-cell>
          <table:table-cell office:value-type="float" office:value="0.142440998629" calcext:value-type="float">
            <text:p>0.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ercio</text:p>
          </table:table-cell>
          <table:table-cell office:value-type="float" office:value="0.10180348375" calcext:value-type="float">
            <text:p>0.10</text:p>
          </table:table-cell>
          <table:table-cell office:value-type="string" calcext:value-type="string">
            <text:p>votación</text:p>
          </table:table-cell>
          <table:table-cell office:value-type="float" office:value="0.100436175498" calcext:value-type="float">
            <text:p>0.10</text:p>
          </table:table-cell>
          <table:table-cell office:value-type="string" calcext:value-type="string">
            <text:p>partido</text:p>
          </table:table-cell>
          <table:table-cell office:value-type="float" office:value="0.130295046141" calcext:value-type="float">
            <text:p>0.13</text:p>
          </table:table-cell>
          <table:table-cell office:value-type="string" calcext:value-type="string">
            <text:p>distrito</text:p>
          </table:table-cell>
          <table:table-cell office:value-type="float" office:value="0.173035226378" calcext:value-type="float">
            <text:p>0.17</text:p>
          </table:table-cell>
          <table:table-cell office:value-type="string" calcext:value-type="string">
            <text:p>artículo</text:p>
          </table:table-cell>
          <table:table-cell office:value-type="float" office:value="0.0994662869145" calcext:value-type="float">
            <text:p>0.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eral</text:p>
          </table:table-cell>
          <table:table-cell office:value-type="float" office:value="0.08603146044" calcext:value-type="float">
            <text:p>0.09</text:p>
          </table:table-cell>
          <table:table-cell office:value-type="string" calcext:value-type="string">
            <text:p>único</text:p>
          </table:table-cell>
          <table:table-cell office:value-type="float" office:value="0.0941063601692" calcext:value-type="float">
            <text:p>0.09</text:p>
          </table:table-cell>
          <table:table-cell office:value-type="string" calcext:value-type="string">
            <text:p>federal</text:p>
          </table:table-cell>
          <table:table-cell office:value-type="float" office:value="0.121787000464" calcext:value-type="float">
            <text:p>0.12</text:p>
          </table:table-cell>
          <table:table-cell office:value-type="string" calcext:value-type="string">
            <text:p>diputados federales</text:p>
          </table:table-cell>
          <table:table-cell office:value-type="float" office:value="0.154872263808" calcext:value-type="float">
            <text:p>0.15</text:p>
          </table:table-cell>
          <table:table-cell office:value-type="string" calcext:value-type="string">
            <text:p>año</text:p>
          </table:table-cell>
          <table:table-cell office:value-type="float" office:value="0.0986129990507" calcext:value-type="float">
            <text:p>0.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isión</text:p>
          </table:table-cell>
          <table:table-cell office:value-type="float" office:value="0.0848923345796" calcext:value-type="float">
            <text:p>0.08</text:p>
          </table:table-cell>
          <table:table-cell office:value-type="string" calcext:value-type="string">
            <text:p>aceptar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diputados</text:p>
          </table:table-cell>
          <table:table-cell office:value-type="float" office:value="0.10300666495" calcext:value-type="float">
            <text:p>0.10</text:p>
          </table:table-cell>
          <table:table-cell office:value-type="string" calcext:value-type="string">
            <text:p>distrito electoral</text:p>
          </table:table-cell>
          <table:table-cell office:value-type="float" office:value="0.128557969145" calcext:value-type="float">
            <text:p>0.13</text:p>
          </table:table-cell>
          <table:table-cell office:value-type="string" calcext:value-type="string">
            <text:p>grado</text:p>
          </table:table-cell>
          <table:table-cell office:value-type="float" office:value="0.0950664326333" calcext:value-type="float">
            <text:p>0.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cretario</text:p>
          </table:table-cell>
          <table:table-cell office:value-type="float" office:value="0.0848923345796" calcext:value-type="float">
            <text:p>0.08</text:p>
          </table:table-cell>
          <table:table-cell office:value-type="string" calcext:value-type="string">
            <text:p>comisión permanente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distrito electoral</text:p>
          </table:table-cell>
          <table:table-cell office:value-type="float" office:value="0.101340591443" calcext:value-type="float">
            <text:p>0.10</text:p>
          </table:table-cell>
          <table:table-cell office:value-type="string" calcext:value-type="string">
            <text:p>partido</text:p>
          </table:table-cell>
          <table:table-cell office:value-type="float" office:value="0.128557969145" calcext:value-type="float">
            <text:p>0.13</text:p>
          </table:table-cell>
          <table:table-cell office:value-type="string" calcext:value-type="string">
            <text:p>secretario</text:p>
          </table:table-cell>
          <table:table-cell office:value-type="float" office:value="0.0776565677478" calcext:value-type="float">
            <text:p>0.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float" office:value="0.0788285963953" calcext:value-type="float">
            <text:p>0.08</text:p>
          </table:table-cell>
          <table:table-cell office:value-type="string" calcext:value-type="string">
            <text:p>decre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pueblo</text:p>
          </table:table-cell>
          <table:table-cell office:value-type="float" office:value="0.0723861367451" calcext:value-type="float">
            <text:p>0.07</text:p>
          </table:table-cell>
          <table:table-cell office:value-type="string" calcext:value-type="string">
            <text:p>federales</text:p>
          </table:table-cell>
          <table:table-cell office:value-type="float" office:value="0.108147016486" calcext:value-type="float">
            <text:p>0.11</text:p>
          </table:table-cell>
          <table:table-cell office:value-type="string" calcext:value-type="string">
            <text:p>usted</text:p>
          </table:table-cell>
          <table:table-cell office:value-type="float" office:value="0.0766989992616" calcext:value-type="float">
            <text:p>0.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édito</text:p>
          </table:table-cell>
          <table:table-cell office:value-type="float" office:value="0.0763526128125" calcext:value-type="float">
            <text:p>0.08</text:p>
          </table:table-cell>
          <table:table-cell office:value-type="string" calcext:value-type="string">
            <text:p>permanente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revolucionario</text:p>
          </table:table-cell>
          <table:table-cell office:value-type="float" office:value="0.0697621777358" calcext:value-type="float">
            <text:p>0.07</text:p>
          </table:table-cell>
          <table:table-cell office:value-type="string" calcext:value-type="string">
            <text:p>celebradas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distrito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úblico</text:p>
          </table:table-cell>
          <table:table-cell office:value-type="float" office:value="0.0763526128125" calcext:value-type="float">
            <text:p>0.08</text:p>
          </table:table-cell>
          <table:table-cell office:value-type="string" calcext:value-type="string">
            <text:p>proyec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ley</text:p>
          </table:table-cell>
          <table:table-cell office:value-type="float" office:value="0.0608935002321" calcext:value-type="float">
            <text:p>0.06</text:p>
          </table:table-cell>
          <table:table-cell office:value-type="string" calcext:value-type="string">
            <text:p>federal electoral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república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cienda</text:p>
          </table:table-cell>
          <table:table-cell office:value-type="float" office:value="0.0718676084723" calcext:value-type="float">
            <text:p>0.07</text:p>
          </table:table-cell>
          <table:table-cell office:value-type="string" calcext:value-type="string">
            <text:p>proyecto decre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mayoría</text:p>
          </table:table-cell>
          <table:table-cell office:value-type="float" office:value="0.0579089093961" calcext:value-type="float">
            <text:p>0.06</text:p>
          </table:table-cell>
          <table:table-cell office:value-type="string" calcext:value-type="string">
            <text:p>mencionado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sesión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eneral</text:p>
          </table:table-cell>
          <table:table-cell office:value-type="float" office:value="0.0681789795414" calcext:value-type="float">
            <text:p>0.07</text:p>
          </table:table-cell>
          <table:table-cell office:value-type="string" calcext:value-type="string">
            <text:p>aceptar ciudadaní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legio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comisión</text:p>
          </table:table-cell>
          <table:table-cell office:value-type="float" office:value="0.0914700538656" calcext:value-type="float">
            <text:p>0.09</text:p>
          </table:table-cell>
          <table:table-cell office:value-type="string" calcext:value-type="string">
            <text:p>lectura</text:p>
          </table:table-cell>
          <table:table-cell office:value-type="float" office:value="0.07276239759" calcext:value-type="float">
            <text:p>0.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iciativa</text:p>
          </table:table-cell>
          <table:table-cell office:value-type="float" office:value="0.0681789795414" calcext:value-type="float">
            <text:p>0.07</text:p>
          </table:table-cell>
          <table:table-cell office:value-type="string" calcext:value-type="string">
            <text:p>aceptar ciudadanía mexican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legio elector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federal</text:p>
          </table:table-cell>
          <table:table-cell office:value-type="float" office:value="0.0865176131891" calcext:value-type="float">
            <text:p>0.09</text:p>
          </table:table-cell>
          <table:table-cell office:value-type="string" calcext:value-type="string">
            <text:p>permanente</text:p>
          </table:table-cell>
          <table:table-cell office:value-type="float" office:value="0.0688612755562" calcext:value-type="float">
            <text:p>0.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ctura</text:p>
          </table:table-cell>
          <table:table-cell office:value-type="float" office:value="0.0596566070987" calcext:value-type="float">
            <text:p>0.06</text:p>
          </table:table-cell>
          <table:table-cell office:value-type="string" calcext:value-type="string">
            <text:p>aceptar repúblic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federal elector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elecciones</text:p>
          </table:table-cell>
          <table:table-cell office:value-type="float" office:value="0.0771347814869" calcext:value-type="float">
            <text:p>0.08</text:p>
          </table:table-cell>
          <table:table-cell office:value-type="string" calcext:value-type="string">
            <text:p>conocimiento</text:p>
          </table:table-cell>
          <table:table-cell office:value-type="float" office:value="0.0679045947381" calcext:value-type="float">
            <text:p>0.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ecretaría</text:p>
          </table:table-cell>
          <table:table-cell office:value-type="float" office:value="0.0545736436583" calcext:value-type="float">
            <text:p>0.05</text:p>
          </table:table-cell>
          <table:table-cell office:value-type="string" calcext:value-type="string">
            <text:p>aceptar república presidente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institucion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propietario</text:p>
          </table:table-cell>
          <table:table-cell office:value-type="float" office:value="0.0771347814869" calcext:value-type="float">
            <text:p>0.08</text:p>
          </table:table-cell>
          <table:table-cell office:value-type="string" calcext:value-type="string">
            <text:p>designa</text:p>
          </table:table-cell>
          <table:table-cell office:value-type="float" office:value="0.0679045947381" calcext:value-type="float">
            <text:p>0.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ública</text:p>
          </table:table-cell>
          <table:table-cell office:value-type="float" office:value="0.0513340060516" calcext:value-type="float">
            <text:p>0.05</text:p>
          </table:table-cell>
          <table:table-cell office:value-type="string" calcext:value-type="string">
            <text:p>acuerdo votación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popular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económica diputados</text:p>
          </table:table-cell>
          <table:table-cell office:value-type="float" office:value="0.076784071635" calcext:value-type="float">
            <text:p>0.08</text:p>
          </table:table-cell>
          <table:table-cell office:value-type="string" calcext:value-type="string">
            <text:p>oficial</text:p>
          </table:table-cell>
          <table:table-cell office:value-type="float" office:value="0.0657419993671" calcext:value-type="float">
            <text:p>0.0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racción</text:p>
          </table:table-cell>
          <table:table-cell office:value-type="float" office:value="0.0511342346561" calcext:value-type="float">
            <text:p>0.05</text:p>
          </table:table-cell>
          <table:table-cell office:value-type="string" calcext:value-type="string">
            <text:p>acuerdo votación nominal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misión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económica diputados federales</text:p>
          </table:table-cell>
          <table:table-cell office:value-type="float" office:value="0.076784071635" calcext:value-type="float">
            <text:p>0.08</text:p>
          </table:table-cell>
          <table:table-cell office:value-type="string" calcext:value-type="string">
            <text:p>general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cera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firmativa mayor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ámara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ley</text:p>
          </table:table-cell>
          <table:table-cell office:value-type="float" office:value="0.0648882098918" calcext:value-type="float">
            <text:p>0.06</text:p>
          </table:table-cell>
          <table:table-cell office:value-type="string" calcext:value-type="string">
            <text:p>servicios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misión nacional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firmativa mayor asamble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discusión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diputados federales celebradas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ustedes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gresos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nteriormente expuesto secretario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mexicana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federales celebradas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acuerdo</text:p>
          </table:table-cell>
          <table:table-cell office:value-type="float" office:value="0.0612100227166" calcext:value-type="float">
            <text:p>0.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ntrará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probado perder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nacional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mencionado distrito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ejecutivo</text:p>
          </table:table-cell>
          <table:table-cell office:value-type="float" office:value="0.061210022716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/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6:23:30.301480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16:53:49.345164637</dc:date>
    <meta:generator>LibreOffice/4.2.8.2$Linux_X86_64 LibreOffice_project/420m0$Build-2</meta:generator>
    <dc:creator>Christian </dc:creator>
    <meta:editing-duration>P0D</meta:editing-duration>
    <meta:editing-cycles>1</meta:editing-cycles>
    <meta:document-statistic meta:table-count="1" meta:cell-count="236" meta:object-count="0"/>
  </office:meta>
</office:document-meta>
</file>